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080ea" officeooo:paragraph-rsid="000080ea"/>
    </style:style>
    <style:style style:name="T1" style:family="text">
      <style:text-properties officeooo:rsid="000080ea"/>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134_490188846"/><text:bookmark-end text:name="__DdeLink__134_490188846"/><text:span text:style-name="T2"/></text:p>
      <text:p text:style-name="Standard"/>
      <text:p text:style-name="P1">zani@zani-k10 ~/college/java CTIM168 $ mkdir C11PP8</text:p>
      <text:p text:style-name="Standard"/>
      <text:p text:style-name="Standard">The word ladder game was invented by Lewis Carroll in 1877. The idea is to begin with a start word and change one letter at a time until arriving at an end word. Each word along the way must be an English word.</text:p>
      <text:p text:style-name="Standard"/>
      <text:p text:style-name="Standard">For example, starting from FISH you can make a word ladder to MAST through the following ladder:</text:p>
      <text:p text:style-name="Standard">FISH,WISH,WASH,MASH,MAST</text:p>
      <text:p text:style-name="Standard"/>
      <text:p text:style-name="P1">zani@zani-k10 ~/college/java CTIM168 $ mkdir C12PP10</text:p>
      <text:p text:style-name="Standard"/>
      <text:p text:style-name="P2">see proj outline png in directory</text:p>
      <text:p text:style-name="Standard"/>
      <text:p text:style-name="P1">zani@zani-k10 ~/college/java CTIM168 $ mkdir C12PP13</text:p>
      <text:p text:style-name="Standard"/>
      <text:p text:style-name="Standard">Suppose that we would like to perform a bird survey to count the number of birds of each species in an area. Create a class BirdSurvey that is like one of the linked-list classes given in this chapter. (The linked list you use will affect what your new class can do, so give some thought to your choice.) Modify the inner node class to add room for a count.</text:p>
      <text:p text:style-name="Standard"/>
      <text:p text:style-name="Standard">BirdSurvey should have the following operations:</text:p>
      <text:p text:style-name="Standard"/>
      <text:p text:style-name="Standard"><text:s/><text:span text:style-name="T1">1.</text:span> <text:s text:c="2"/>add(bird)—adds the bird species bird to the end of the list, if it is not already there, and sets its count to 1; otherwise, adds 1 to the count for bird.</text:p>
      <text:p text:style-name="Standard"/>
      <text:p text:style-name="Standard"><text:s/><text:span text:style-name="T1">2.</text:span> <text:s text:c="2"/>getCount(bird)—returns the count associated with the species bird. If bird is not on the list, returns zero.</text:p>
      <text:p text:style-name="Standard"/>
      <text:p text:style-name="Standard"><text:s/><text:span text:style-name="T1">3.</text:span> <text:s text:c="2"/>getReport—displays the name and count for each bird species on th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9:03:57.394197781</meta:creation-date>
    <dc:date>2019-04-29T04:54:25.571720615</dc:date>
    <meta:editing-duration>P3DT5H17M59S</meta:editing-duration>
    <meta:editing-cycles>5</meta:editing-cycles>
    <meta:generator>LibreOffice/5.4.2.2.0$Linux_X86_64 LibreOffice_project/40m0$Build-2</meta:generator>
    <meta:document-statistic meta:table-count="0" meta:image-count="0" meta:object-count="0" meta:page-count="1" meta:paragraph-count="12" meta:word-count="226" meta:character-count="1275" meta:non-whitespace-character-count="1055"/>
  </office:meta>
</office:document-meta>
</file>